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nigma Walze Configurations" table:style-name="ta1">
        <table:table-column table:style-name="co1" table:number-columns-repeated="26" table:default-cell-style-name="Default"/>
        <table:table-column table:style-name="co2" table:default-cell-style-name="Default"/>
        <table:table-row table:style-name="ro1"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Q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J</text:p>
          </table:table-cell>
          <table:table-cell office:value-type="string">
            <text:p>Enigma Walze 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Q</text:p>
          </table:table-cell>
          <table:table-cell office:value-type="string">
            <text:p>G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Enigma Walze II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O</text:p>
          </table:table-cell>
          <table:table-cell office:value-type="string">
            <text:p>Enigma Walze III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Enigma Walze IV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string">
            <text:p>J</text:p>
          </table:table-cell>
          <table:table-cell office:value-type="string">
            <text:p>Q</text:p>
          </table:table-cell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>Enigma Walze V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nigma Walze VI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Enigma Walze VII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Z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Enigma Walze VIII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Z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nigma Walze Beta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P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string">
            <text:p>Enigma Walze Gamma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X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nigma UKW B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Enigma UKW C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Enigma UKW B smal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G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Enigma UKW C small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formula="of:=MOD(CODE([.A1])-CODE(&quot;A&quot;)-(COLUMN() - 1)+26;26)" office:value-type="float" office:value="4">
            <text:p>4</text:p>
          </table:table-cell>
          <table:table-cell table:formula="of:=MOD(CODE([.B1])-CODE(&quot;A&quot;)-(COLUMN() - 1)+26;26)" office:value-type="float" office:value="9">
            <text:p>9</text:p>
          </table:table-cell>
          <table:table-cell table:formula="of:=MOD(CODE([.C1])-CODE(&quot;A&quot;)-(COLUMN() - 1)+26;26)" office:value-type="float" office:value="10">
            <text:p>10</text:p>
          </table:table-cell>
          <table:table-cell table:formula="of:=MOD(CODE([.D1])-CODE(&quot;A&quot;)-(COLUMN() - 1)+26;26)" office:value-type="float" office:value="2">
            <text:p>2</text:p>
          </table:table-cell>
          <table:table-cell table:formula="of:=MOD(CODE([.E1])-CODE(&quot;A&quot;)-(COLUMN() - 1)+26;26)" office:value-type="float" office:value="7">
            <text:p>7</text:p>
          </table:table-cell>
          <table:table-cell table:formula="of:=MOD(CODE([.F1])-CODE(&quot;A&quot;)-(COLUMN() - 1)+26;26)" office:value-type="float" office:value="1">
            <text:p>1</text:p>
          </table:table-cell>
          <table:table-cell table:formula="of:=MOD(CODE([.G1])-CODE(&quot;A&quot;)-(COLUMN() - 1)+26;26)" office:value-type="float" office:value="23">
            <text:p>23</text:p>
          </table:table-cell>
          <table:table-cell table:formula="of:=MOD(CODE([.H1])-CODE(&quot;A&quot;)-(COLUMN() - 1)+26;26)" office:value-type="float" office:value="9">
            <text:p>9</text:p>
          </table:table-cell>
          <table:table-cell table:formula="of:=MOD(CODE([.I1])-CODE(&quot;A&quot;)-(COLUMN() - 1)+26;26)" office:value-type="float" office:value="13">
            <text:p>13</text:p>
          </table:table-cell>
          <table:table-cell table:formula="of:=MOD(CODE([.J1])-CODE(&quot;A&quot;)-(COLUMN() - 1)+26;26)" office:value-type="float" office:value="16">
            <text:p>16</text:p>
          </table:table-cell>
          <table:table-cell table:formula="of:=MOD(CODE([.K1])-CODE(&quot;A&quot;)-(COLUMN() - 1)+26;26)" office:value-type="float" office:value="3">
            <text:p>3</text:p>
          </table:table-cell>
          <table:table-cell table:formula="of:=MOD(CODE([.L1])-CODE(&quot;A&quot;)-(COLUMN() - 1)+26;26)" office:value-type="float" office:value="8">
            <text:p>8</text:p>
          </table:table-cell>
          <table:table-cell table:formula="of:=MOD(CODE([.M1])-CODE(&quot;A&quot;)-(COLUMN() - 1)+26;26)" office:value-type="float" office:value="2">
            <text:p>2</text:p>
          </table:table-cell>
          <table:table-cell table:formula="of:=MOD(CODE([.N1])-CODE(&quot;A&quot;)-(COLUMN() - 1)+26;26)" office:value-type="float" office:value="9">
            <text:p>9</text:p>
          </table:table-cell>
          <table:table-cell table:formula="of:=MOD(CODE([.O1])-CODE(&quot;A&quot;)-(COLUMN() - 1)+26;26)" office:value-type="float" office:value="10">
            <text:p>10</text:p>
          </table:table-cell>
          <table:table-cell table:formula="of:=MOD(CODE([.P1])-CODE(&quot;A&quot;)-(COLUMN() - 1)+26;26)" office:value-type="float" office:value="18">
            <text:p>18</text:p>
          </table:table-cell>
          <table:table-cell table:formula="of:=MOD(CODE([.Q1])-CODE(&quot;A&quot;)-(COLUMN() - 1)+26;26)" office:value-type="float" office:value="7">
            <text:p>7</text:p>
          </table:table-cell>
          <table:table-cell table:formula="of:=MOD(CODE([.R1])-CODE(&quot;A&quot;)-(COLUMN() - 1)+26;26)" office:value-type="float" office:value="3">
            <text:p>3</text:p>
          </table:table-cell>
          <table:table-cell table:formula="of:=MOD(CODE([.S1])-CODE(&quot;A&quot;)-(COLUMN() - 1)+26;26)" office:value-type="float" office:value="0">
            <text:p>0</text:p>
          </table:table-cell>
          <table:table-cell table:formula="of:=MOD(CODE([.T1])-CODE(&quot;A&quot;)-(COLUMN() - 1)+26;26)" office:value-type="float" office:value="22">
            <text:p>22</text:p>
          </table:table-cell>
          <table:table-cell table:formula="of:=MOD(CODE([.U1])-CODE(&quot;A&quot;)-(COLUMN() - 1)+26;26)" office:value-type="float" office:value="6">
            <text:p>6</text:p>
          </table:table-cell>
          <table:table-cell table:formula="of:=MOD(CODE([.V1])-CODE(&quot;A&quot;)-(COLUMN() - 1)+26;26)" office:value-type="float" office:value="13">
            <text:p>13</text:p>
          </table:table-cell>
          <table:table-cell table:formula="of:=MOD(CODE([.W1])-CODE(&quot;A&quot;)-(COLUMN() - 1)+26;26)" office:value-type="float" office:value="5">
            <text:p>5</text:p>
          </table:table-cell>
          <table:table-cell table:formula="of:=MOD(CODE([.X1])-CODE(&quot;A&quot;)-(COLUMN() - 1)+26;26)" office:value-type="float" office:value="20">
            <text:p>20</text:p>
          </table:table-cell>
          <table:table-cell table:formula="of:=MOD(CODE([.Y1])-CODE(&quot;A&quot;)-(COLUMN() - 1)+26;26)" office:value-type="float" office:value="4">
            <text:p>4</text:p>
          </table:table-cell>
          <table:table-cell table:formula="of:=MOD(CODE([.Z1])-CODE(&quot;A&quot;)-(COLUMN() - 1)+26;26)" office:value-type="float" office:value="10">
            <text:p>10</text:p>
          </table:table-cell>
          <table:table-cell table:formula="of:=[.AA1]" office:value-type="string" office:string-value="Enigma Walze I">
            <text:p>Enigma Walze I</text:p>
          </table:table-cell>
        </table:table-row>
        <table:table-row table:style-name="ro1">
          <table:table-cell table:formula="of:=MOD(CODE([.A2])-CODE(&quot;A&quot;)-(COLUMN() - 1)+26;26)" office:value-type="float" office:value="0">
            <text:p>0</text:p>
          </table:table-cell>
          <table:table-cell table:formula="of:=MOD(CODE([.B2])-CODE(&quot;A&quot;)-(COLUMN() - 1)+26;26)" office:value-type="float" office:value="8">
            <text:p>8</text:p>
          </table:table-cell>
          <table:table-cell table:formula="of:=MOD(CODE([.C2])-CODE(&quot;A&quot;)-(COLUMN() - 1)+26;26)" office:value-type="float" office:value="1">
            <text:p>1</text:p>
          </table:table-cell>
          <table:table-cell table:formula="of:=MOD(CODE([.D2])-CODE(&quot;A&quot;)-(COLUMN() - 1)+26;26)" office:value-type="float" office:value="7">
            <text:p>7</text:p>
          </table:table-cell>
          <table:table-cell table:formula="of:=MOD(CODE([.E2])-CODE(&quot;A&quot;)-(COLUMN() - 1)+26;26)" office:value-type="float" office:value="14">
            <text:p>14</text:p>
          </table:table-cell>
          <table:table-cell table:formula="of:=MOD(CODE([.F2])-CODE(&quot;A&quot;)-(COLUMN() - 1)+26;26)" office:value-type="float" office:value="3">
            <text:p>3</text:p>
          </table:table-cell>
          <table:table-cell table:formula="of:=MOD(CODE([.G2])-CODE(&quot;A&quot;)-(COLUMN() - 1)+26;26)" office:value-type="float" office:value="11">
            <text:p>11</text:p>
          </table:table-cell>
          <table:table-cell table:formula="of:=MOD(CODE([.H2])-CODE(&quot;A&quot;)-(COLUMN() - 1)+26;26)" office:value-type="float" office:value="13">
            <text:p>13</text:p>
          </table:table-cell>
          <table:table-cell table:formula="of:=MOD(CODE([.I2])-CODE(&quot;A&quot;)-(COLUMN() - 1)+26;26)" office:value-type="float" office:value="15">
            <text:p>15</text:p>
          </table:table-cell>
          <table:table-cell table:formula="of:=MOD(CODE([.J2])-CODE(&quot;A&quot;)-(COLUMN() - 1)+26;26)" office:value-type="float" office:value="18">
            <text:p>18</text:p>
          </table:table-cell>
          <table:table-cell table:formula="of:=MOD(CODE([.K2])-CODE(&quot;A&quot;)-(COLUMN() - 1)+26;26)" office:value-type="float" office:value="1">
            <text:p>1</text:p>
          </table:table-cell>
          <table:table-cell table:formula="of:=MOD(CODE([.L2])-CODE(&quot;A&quot;)-(COLUMN() - 1)+26;26)" office:value-type="float" office:value="22">
            <text:p>22</text:p>
          </table:table-cell>
          <table:table-cell table:formula="of:=MOD(CODE([.M2])-CODE(&quot;A&quot;)-(COLUMN() - 1)+26;26)" office:value-type="float" office:value="10">
            <text:p>10</text:p>
          </table:table-cell>
          <table:table-cell table:formula="of:=MOD(CODE([.N2])-CODE(&quot;A&quot;)-(COLUMN() - 1)+26;26)" office:value-type="float" office:value="6">
            <text:p>6</text:p>
          </table:table-cell>
          <table:table-cell table:formula="of:=MOD(CODE([.O2])-CODE(&quot;A&quot;)-(COLUMN() - 1)+26;26)" office:value-type="float" office:value="24">
            <text:p>24</text:p>
          </table:table-cell>
          <table:table-cell table:formula="of:=MOD(CODE([.P2])-CODE(&quot;A&quot;)-(COLUMN() - 1)+26;26)" office:value-type="float" office:value="13">
            <text:p>13</text:p>
          </table:table-cell>
          <table:table-cell table:formula="of:=MOD(CODE([.Q2])-CODE(&quot;A&quot;)-(COLUMN() - 1)+26;26)" office:value-type="float" office:value="0">
            <text:p>0</text:p>
          </table:table-cell>
          <table:table-cell table:formula="of:=MOD(CODE([.R2])-CODE(&quot;A&quot;)-(COLUMN() - 1)+26;26)" office:value-type="float" office:value="15">
            <text:p>15</text:p>
          </table:table-cell>
          <table:table-cell table:formula="of:=MOD(CODE([.S2])-CODE(&quot;A&quot;)-(COLUMN() - 1)+26;26)" office:value-type="float" office:value="7">
            <text:p>7</text:p>
          </table:table-cell>
          <table:table-cell table:formula="of:=MOD(CODE([.T2])-CODE(&quot;A&quot;)-(COLUMN() - 1)+26;26)" office:value-type="float" office:value="20">
            <text:p>20</text:p>
          </table:table-cell>
          <table:table-cell table:formula="of:=MOD(CODE([.U2])-CODE(&quot;A&quot;)-(COLUMN() - 1)+26;26)" office:value-type="float" office:value="21">
            <text:p>21</text:p>
          </table:table-cell>
          <table:table-cell table:formula="of:=MOD(CODE([.V2])-CODE(&quot;A&quot;)-(COLUMN() - 1)+26;26)" office:value-type="float" office:value="3">
            <text:p>3</text:p>
          </table:table-cell>
          <table:table-cell table:formula="of:=MOD(CODE([.W2])-CODE(&quot;A&quot;)-(COLUMN() - 1)+26;26)" office:value-type="float" office:value="9">
            <text:p>9</text:p>
          </table:table-cell>
          <table:table-cell table:formula="of:=MOD(CODE([.X2])-CODE(&quot;A&quot;)-(COLUMN() - 1)+26;26)" office:value-type="float" office:value="24">
            <text:p>24</text:p>
          </table:table-cell>
          <table:table-cell table:formula="of:=MOD(CODE([.Y2])-CODE(&quot;A&quot;)-(COLUMN() - 1)+26;26)" office:value-type="float" office:value="16">
            <text:p>16</text:p>
          </table:table-cell>
          <table:table-cell table:formula="of:=MOD(CODE([.Z2])-CODE(&quot;A&quot;)-(COLUMN() - 1)+26;26)" office:value-type="float" office:value="5">
            <text:p>5</text:p>
          </table:table-cell>
          <table:table-cell table:formula="of:=[.AA2]" office:value-type="string" office:string-value="Enigma Walze II">
            <text:p>Enigma Walze II</text:p>
          </table:table-cell>
        </table:table-row>
        <table:table-row table:style-name="ro1">
          <table:table-cell table:formula="of:=MOD(CODE([.A3])-CODE(&quot;A&quot;)-(COLUMN() - 1)+26;26)" office:value-type="float" office:value="1">
            <text:p>1</text:p>
          </table:table-cell>
          <table:table-cell table:formula="of:=MOD(CODE([.B3])-CODE(&quot;A&quot;)-(COLUMN() - 1)+26;26)" office:value-type="float" office:value="2">
            <text:p>2</text:p>
          </table:table-cell>
          <table:table-cell table:formula="of:=MOD(CODE([.C3])-CODE(&quot;A&quot;)-(COLUMN() - 1)+26;26)" office:value-type="float" office:value="3">
            <text:p>3</text:p>
          </table:table-cell>
          <table:table-cell table:formula="of:=MOD(CODE([.D3])-CODE(&quot;A&quot;)-(COLUMN() - 1)+26;26)" office:value-type="float" office:value="4">
            <text:p>4</text:p>
          </table:table-cell>
          <table:table-cell table:formula="of:=MOD(CODE([.E3])-CODE(&quot;A&quot;)-(COLUMN() - 1)+26;26)" office:value-type="float" office:value="5">
            <text:p>5</text:p>
          </table:table-cell>
          <table:table-cell table:formula="of:=MOD(CODE([.F3])-CODE(&quot;A&quot;)-(COLUMN() - 1)+26;26)" office:value-type="float" office:value="6">
            <text:p>6</text:p>
          </table:table-cell>
          <table:table-cell table:formula="of:=MOD(CODE([.G3])-CODE(&quot;A&quot;)-(COLUMN() - 1)+26;26)" office:value-type="float" office:value="22">
            <text:p>22</text:p>
          </table:table-cell>
          <table:table-cell table:formula="of:=MOD(CODE([.H3])-CODE(&quot;A&quot;)-(COLUMN() - 1)+26;26)" office:value-type="float" office:value="8">
            <text:p>8</text:p>
          </table:table-cell>
          <table:table-cell table:formula="of:=MOD(CODE([.I3])-CODE(&quot;A&quot;)-(COLUMN() - 1)+26;26)" office:value-type="float" office:value="9">
            <text:p>9</text:p>
          </table:table-cell>
          <table:table-cell table:formula="of:=MOD(CODE([.J3])-CODE(&quot;A&quot;)-(COLUMN() - 1)+26;26)" office:value-type="float" office:value="10">
            <text:p>10</text:p>
          </table:table-cell>
          <table:table-cell table:formula="of:=MOD(CODE([.K3])-CODE(&quot;A&quot;)-(COLUMN() - 1)+26;26)" office:value-type="float" office:value="13">
            <text:p>13</text:p>
          </table:table-cell>
          <table:table-cell table:formula="of:=MOD(CODE([.L3])-CODE(&quot;A&quot;)-(COLUMN() - 1)+26;26)" office:value-type="float" office:value="10">
            <text:p>10</text:p>
          </table:table-cell>
          <table:table-cell table:formula="of:=MOD(CODE([.M3])-CODE(&quot;A&quot;)-(COLUMN() - 1)+26;26)" office:value-type="float" office:value="13">
            <text:p>13</text:p>
          </table:table-cell>
          <table:table-cell table:formula="of:=MOD(CODE([.N3])-CODE(&quot;A&quot;)-(COLUMN() - 1)+26;26)" office:value-type="float" office:value="0">
            <text:p>0</text:p>
          </table:table-cell>
          <table:table-cell table:formula="of:=MOD(CODE([.O3])-CODE(&quot;A&quot;)-(COLUMN() - 1)+26;26)" office:value-type="float" office:value="10">
            <text:p>10</text:p>
          </table:table-cell>
          <table:table-cell table:formula="of:=MOD(CODE([.P3])-CODE(&quot;A&quot;)-(COLUMN() - 1)+26;26)" office:value-type="float" office:value="15">
            <text:p>15</text:p>
          </table:table-cell>
          <table:table-cell table:formula="of:=MOD(CODE([.Q3])-CODE(&quot;A&quot;)-(COLUMN() - 1)+26;26)" office:value-type="float" office:value="18">
            <text:p>18</text:p>
          </table:table-cell>
          <table:table-cell table:formula="of:=MOD(CODE([.R3])-CODE(&quot;A&quot;)-(COLUMN() - 1)+26;26)" office:value-type="float" office:value="5">
            <text:p>5</text:p>
          </table:table-cell>
          <table:table-cell table:formula="of:=MOD(CODE([.S3])-CODE(&quot;A&quot;)-(COLUMN() - 1)+26;26)" office:value-type="float" office:value="14">
            <text:p>14</text:p>
          </table:table-cell>
          <table:table-cell table:formula="of:=MOD(CODE([.T3])-CODE(&quot;A&quot;)-(COLUMN() - 1)+26;26)" office:value-type="float" office:value="7">
            <text:p>7</text:p>
          </table:table-cell>
          <table:table-cell table:formula="of:=MOD(CODE([.U3])-CODE(&quot;A&quot;)-(COLUMN() - 1)+26;26)" office:value-type="float" office:value="16">
            <text:p>16</text:p>
          </table:table-cell>
          <table:table-cell table:formula="of:=MOD(CODE([.V3])-CODE(&quot;A&quot;)-(COLUMN() - 1)+26;26)" office:value-type="float" office:value="17">
            <text:p>17</text:p>
          </table:table-cell>
          <table:table-cell table:formula="of:=MOD(CODE([.W3])-CODE(&quot;A&quot;)-(COLUMN() - 1)+26;26)" office:value-type="float" office:value="24">
            <text:p>24</text:p>
          </table:table-cell>
          <table:table-cell table:formula="of:=MOD(CODE([.X3])-CODE(&quot;A&quot;)-(COLUMN() - 1)+26;26)" office:value-type="float" office:value="21">
            <text:p>21</text:p>
          </table:table-cell>
          <table:table-cell table:formula="of:=MOD(CODE([.Y3])-CODE(&quot;A&quot;)-(COLUMN() - 1)+26;26)" office:value-type="float" office:value="18">
            <text:p>18</text:p>
          </table:table-cell>
          <table:table-cell table:formula="of:=MOD(CODE([.Z3])-CODE(&quot;A&quot;)-(COLUMN() - 1)+26;26)" office:value-type="float" office:value="15">
            <text:p>15</text:p>
          </table:table-cell>
          <table:table-cell table:formula="of:=[.AA3]" office:value-type="string" office:string-value="Enigma Walze III">
            <text:p>Enigma Walze III</text:p>
          </table:table-cell>
        </table:table-row>
        <table:table-row table:style-name="ro1">
          <table:table-cell table:formula="of:=MOD(CODE([.A4])-CODE(&quot;A&quot;)-(COLUMN() - 1)+26;26)" office:value-type="float" office:value="4">
            <text:p>4</text:p>
          </table:table-cell>
          <table:table-cell table:formula="of:=MOD(CODE([.B4])-CODE(&quot;A&quot;)-(COLUMN() - 1)+26;26)" office:value-type="float" office:value="17">
            <text:p>17</text:p>
          </table:table-cell>
          <table:table-cell table:formula="of:=MOD(CODE([.C4])-CODE(&quot;A&quot;)-(COLUMN() - 1)+26;26)" office:value-type="float" office:value="12">
            <text:p>12</text:p>
          </table:table-cell>
          <table:table-cell table:formula="of:=MOD(CODE([.D4])-CODE(&quot;A&quot;)-(COLUMN() - 1)+26;26)" office:value-type="float" office:value="18">
            <text:p>18</text:p>
          </table:table-cell>
          <table:table-cell table:formula="of:=MOD(CODE([.E4])-CODE(&quot;A&quot;)-(COLUMN() - 1)+26;26)" office:value-type="float" office:value="11">
            <text:p>11</text:p>
          </table:table-cell>
          <table:table-cell table:formula="of:=MOD(CODE([.F4])-CODE(&quot;A&quot;)-(COLUMN() - 1)+26;26)" office:value-type="float" office:value="20">
            <text:p>20</text:p>
          </table:table-cell>
          <table:table-cell table:formula="of:=MOD(CODE([.G4])-CODE(&quot;A&quot;)-(COLUMN() - 1)+26;26)" office:value-type="float" office:value="3">
            <text:p>3</text:p>
          </table:table-cell>
          <table:table-cell table:formula="of:=MOD(CODE([.H4])-CODE(&quot;A&quot;)-(COLUMN() - 1)+26;26)" office:value-type="float" office:value="19">
            <text:p>19</text:p>
          </table:table-cell>
          <table:table-cell table:formula="of:=MOD(CODE([.I4])-CODE(&quot;A&quot;)-(COLUMN() - 1)+26;26)" office:value-type="float" office:value="16">
            <text:p>16</text:p>
          </table:table-cell>
          <table:table-cell table:formula="of:=MOD(CODE([.J4])-CODE(&quot;A&quot;)-(COLUMN() - 1)+26;26)" office:value-type="float" office:value="7">
            <text:p>7</text:p>
          </table:table-cell>
          <table:table-cell table:formula="of:=MOD(CODE([.K4])-CODE(&quot;A&quot;)-(COLUMN() - 1)+26;26)" office:value-type="float" office:value="10">
            <text:p>10</text:p>
          </table:table-cell>
          <table:table-cell table:formula="of:=MOD(CODE([.L4])-CODE(&quot;A&quot;)-(COLUMN() - 1)+26;26)" office:value-type="float" office:value="23">
            <text:p>23</text:p>
          </table:table-cell>
          <table:table-cell table:formula="of:=MOD(CODE([.M4])-CODE(&quot;A&quot;)-(COLUMN() - 1)+26;26)" office:value-type="float" office:value="5">
            <text:p>5</text:p>
          </table:table-cell>
          <table:table-cell table:formula="of:=MOD(CODE([.N4])-CODE(&quot;A&quot;)-(COLUMN() - 1)+26;26)" office:value-type="float" office:value="20">
            <text:p>20</text:p>
          </table:table-cell>
          <table:table-cell table:formula="of:=MOD(CODE([.O4])-CODE(&quot;A&quot;)-(COLUMN() - 1)+26;26)" office:value-type="float" office:value="9">
            <text:p>9</text:p>
          </table:table-cell>
          <table:table-cell table:formula="of:=MOD(CODE([.P4])-CODE(&quot;A&quot;)-(COLUMN() - 1)+26;26)" office:value-type="float" office:value="22">
            <text:p>22</text:p>
          </table:table-cell>
          <table:table-cell table:formula="of:=MOD(CODE([.Q4])-CODE(&quot;A&quot;)-(COLUMN() - 1)+26;26)" office:value-type="float" office:value="23">
            <text:p>23</text:p>
          </table:table-cell>
          <table:table-cell table:formula="of:=MOD(CODE([.R4])-CODE(&quot;A&quot;)-(COLUMN() - 1)+26;26)" office:value-type="float" office:value="14">
            <text:p>14</text:p>
          </table:table-cell>
          <table:table-cell table:formula="of:=MOD(CODE([.S4])-CODE(&quot;A&quot;)-(COLUMN() - 1)+26;26)" office:value-type="float" office:value="1">
            <text:p>1</text:p>
          </table:table-cell>
          <table:table-cell table:formula="of:=MOD(CODE([.T4])-CODE(&quot;A&quot;)-(COLUMN() - 1)+26;26)" office:value-type="float" office:value="13">
            <text:p>13</text:p>
          </table:table-cell>
          <table:table-cell table:formula="of:=MOD(CODE([.U4])-CODE(&quot;A&quot;)-(COLUMN() - 1)+26;26)" office:value-type="float" office:value="16">
            <text:p>16</text:p>
          </table:table-cell>
          <table:table-cell table:formula="of:=MOD(CODE([.V4])-CODE(&quot;A&quot;)-(COLUMN() - 1)+26;26)" office:value-type="float" office:value="8">
            <text:p>8</text:p>
          </table:table-cell>
          <table:table-cell table:formula="of:=MOD(CODE([.W4])-CODE(&quot;A&quot;)-(COLUMN() - 1)+26;26)" office:value-type="float" office:value="6">
            <text:p>6</text:p>
          </table:table-cell>
          <table:table-cell table:formula="of:=MOD(CODE([.X4])-CODE(&quot;A&quot;)-(COLUMN() - 1)+26;26)" office:value-type="float" office:value="15">
            <text:p>15</text:p>
          </table:table-cell>
          <table:table-cell table:formula="of:=MOD(CODE([.Y4])-CODE(&quot;A&quot;)-(COLUMN() - 1)+26;26)" office:value-type="float" office:value="24">
            <text:p>24</text:p>
          </table:table-cell>
          <table:table-cell table:formula="of:=MOD(CODE([.Z4])-CODE(&quot;A&quot;)-(COLUMN() - 1)+26;26)" office:value-type="float" office:value="2">
            <text:p>2</text:p>
          </table:table-cell>
          <table:table-cell table:formula="of:=[.AA4]" office:value-type="string" office:string-value="Enigma Walze IV">
            <text:p>Enigma Walze IV</text:p>
          </table:table-cell>
        </table:table-row>
        <table:table-row table:style-name="ro1">
          <table:table-cell table:formula="of:=MOD(CODE([.A5])-CODE(&quot;A&quot;)-(COLUMN() - 1)+26;26)" office:value-type="float" office:value="21">
            <text:p>21</text:p>
          </table:table-cell>
          <table:table-cell table:formula="of:=MOD(CODE([.B5])-CODE(&quot;A&quot;)-(COLUMN() - 1)+26;26)" office:value-type="float" office:value="24">
            <text:p>24</text:p>
          </table:table-cell>
          <table:table-cell table:formula="of:=MOD(CODE([.C5])-CODE(&quot;A&quot;)-(COLUMN() - 1)+26;26)" office:value-type="float" office:value="25">
            <text:p>25</text:p>
          </table:table-cell>
          <table:table-cell table:formula="of:=MOD(CODE([.D5])-CODE(&quot;A&quot;)-(COLUMN() - 1)+26;26)" office:value-type="float" office:value="14">
            <text:p>14</text:p>
          </table:table-cell>
          <table:table-cell table:formula="of:=MOD(CODE([.E5])-CODE(&quot;A&quot;)-(COLUMN() - 1)+26;26)" office:value-type="float" office:value="2">
            <text:p>2</text:p>
          </table:table-cell>
          <table:table-cell table:formula="of:=MOD(CODE([.F5])-CODE(&quot;A&quot;)-(COLUMN() - 1)+26;26)" office:value-type="float" office:value="3">
            <text:p>3</text:p>
          </table:table-cell>
          <table:table-cell table:formula="of:=MOD(CODE([.G5])-CODE(&quot;A&quot;)-(COLUMN() - 1)+26;26)" office:value-type="float" office:value="13">
            <text:p>13</text:p>
          </table:table-cell>
          <table:table-cell table:formula="of:=MOD(CODE([.H5])-CODE(&quot;A&quot;)-(COLUMN() - 1)+26;26)" office:value-type="float" office:value="17">
            <text:p>17</text:p>
          </table:table-cell>
          <table:table-cell table:formula="of:=MOD(CODE([.I5])-CODE(&quot;A&quot;)-(COLUMN() - 1)+26;26)" office:value-type="float" office:value="12">
            <text:p>12</text:p>
          </table:table-cell>
          <table:table-cell table:formula="of:=MOD(CODE([.J5])-CODE(&quot;A&quot;)-(COLUMN() - 1)+26;26)" office:value-type="float" office:value="6">
            <text:p>6</text:p>
          </table:table-cell>
          <table:table-cell table:formula="of:=MOD(CODE([.K5])-CODE(&quot;A&quot;)-(COLUMN() - 1)+26;26)" office:value-type="float" office:value="8">
            <text:p>8</text:p>
          </table:table-cell>
          <table:table-cell table:formula="of:=MOD(CODE([.L5])-CODE(&quot;A&quot;)-(COLUMN() - 1)+26;26)" office:value-type="float" office:value="18">
            <text:p>18</text:p>
          </table:table-cell>
          <table:table-cell table:formula="of:=MOD(CODE([.M5])-CODE(&quot;A&quot;)-(COLUMN() - 1)+26;26)" office:value-type="float" office:value="1">
            <text:p>1</text:p>
          </table:table-cell>
          <table:table-cell table:formula="of:=MOD(CODE([.N5])-CODE(&quot;A&quot;)-(COLUMN() - 1)+26;26)" office:value-type="float" office:value="20">
            <text:p>20</text:p>
          </table:table-cell>
          <table:table-cell table:formula="of:=MOD(CODE([.O5])-CODE(&quot;A&quot;)-(COLUMN() - 1)+26;26)" office:value-type="float" office:value="23">
            <text:p>23</text:p>
          </table:table-cell>
          <table:table-cell table:formula="of:=MOD(CODE([.P5])-CODE(&quot;A&quot;)-(COLUMN() - 1)+26;26)" office:value-type="float" office:value="8">
            <text:p>8</text:p>
          </table:table-cell>
          <table:table-cell table:formula="of:=MOD(CODE([.Q5])-CODE(&quot;A&quot;)-(COLUMN() - 1)+26;26)" office:value-type="float" office:value="10">
            <text:p>10</text:p>
          </table:table-cell>
          <table:table-cell table:formula="of:=MOD(CODE([.R5])-CODE(&quot;A&quot;)-(COLUMN() - 1)+26;26)" office:value-type="float" office:value="5">
            <text:p>5</text:p>
          </table:table-cell>
          <table:table-cell table:formula="of:=MOD(CODE([.S5])-CODE(&quot;A&quot;)-(COLUMN() - 1)+26;26)" office:value-type="float" office:value="20">
            <text:p>20</text:p>
          </table:table-cell>
          <table:table-cell table:formula="of:=MOD(CODE([.T5])-CODE(&quot;A&quot;)-(COLUMN() - 1)+26;26)" office:value-type="float" office:value="16">
            <text:p>16</text:p>
          </table:table-cell>
          <table:table-cell table:formula="of:=MOD(CODE([.U5])-CODE(&quot;A&quot;)-(COLUMN() - 1)+26;26)" office:value-type="float" office:value="22">
            <text:p>22</text:p>
          </table:table-cell>
          <table:table-cell table:formula="of:=MOD(CODE([.V5])-CODE(&quot;A&quot;)-(COLUMN() - 1)+26;26)" office:value-type="float" office:value="19">
            <text:p>19</text:p>
          </table:table-cell>
          <table:table-cell table:formula="of:=MOD(CODE([.W5])-CODE(&quot;A&quot;)-(COLUMN() - 1)+26;26)" office:value-type="float" office:value="9">
            <text:p>9</text:p>
          </table:table-cell>
          <table:table-cell table:formula="of:=MOD(CODE([.X5])-CODE(&quot;A&quot;)-(COLUMN() - 1)+26;26)" office:value-type="float" office:value="7">
            <text:p>7</text:p>
          </table:table-cell>
          <table:table-cell table:formula="of:=MOD(CODE([.Y5])-CODE(&quot;A&quot;)-(COLUMN() - 1)+26;26)" office:value-type="float" office:value="4">
            <text:p>4</text:p>
          </table:table-cell>
          <table:table-cell table:formula="of:=MOD(CODE([.Z5])-CODE(&quot;A&quot;)-(COLUMN() - 1)+26;26)" office:value-type="float" office:value="11">
            <text:p>11</text:p>
          </table:table-cell>
          <table:table-cell table:formula="of:=[.AA5]" office:value-type="string" office:string-value="Enigma Walze V">
            <text:p>Enigma Walze V</text:p>
          </table:table-cell>
        </table:table-row>
        <table:table-row table:style-name="ro1">
          <table:table-cell table:formula="of:=MOD(CODE([.A6])-CODE(&quot;A&quot;)-(COLUMN() - 1)+26;26)" office:value-type="float" office:value="9">
            <text:p>9</text:p>
          </table:table-cell>
          <table:table-cell table:formula="of:=MOD(CODE([.B6])-CODE(&quot;A&quot;)-(COLUMN() - 1)+26;26)" office:value-type="float" office:value="14">
            <text:p>14</text:p>
          </table:table-cell>
          <table:table-cell table:formula="of:=MOD(CODE([.C6])-CODE(&quot;A&quot;)-(COLUMN() - 1)+26;26)" office:value-type="float" office:value="4">
            <text:p>4</text:p>
          </table:table-cell>
          <table:table-cell table:formula="of:=MOD(CODE([.D6])-CODE(&quot;A&quot;)-(COLUMN() - 1)+26;26)" office:value-type="float" office:value="18">
            <text:p>18</text:p>
          </table:table-cell>
          <table:table-cell table:formula="of:=MOD(CODE([.E6])-CODE(&quot;A&quot;)-(COLUMN() - 1)+26;26)" office:value-type="float" office:value="10">
            <text:p>10</text:p>
          </table:table-cell>
          <table:table-cell table:formula="of:=MOD(CODE([.F6])-CODE(&quot;A&quot;)-(COLUMN() - 1)+26;26)" office:value-type="float" office:value="15">
            <text:p>15</text:p>
          </table:table-cell>
          <table:table-cell table:formula="of:=MOD(CODE([.G6])-CODE(&quot;A&quot;)-(COLUMN() - 1)+26;26)" office:value-type="float" office:value="6">
            <text:p>6</text:p>
          </table:table-cell>
          <table:table-cell table:formula="of:=MOD(CODE([.H6])-CODE(&quot;A&quot;)-(COLUMN() - 1)+26;26)" office:value-type="float" office:value="24">
            <text:p>24</text:p>
          </table:table-cell>
          <table:table-cell table:formula="of:=MOD(CODE([.I6])-CODE(&quot;A&quot;)-(COLUMN() - 1)+26;26)" office:value-type="float" office:value="16">
            <text:p>16</text:p>
          </table:table-cell>
          <table:table-cell table:formula="of:=MOD(CODE([.J6])-CODE(&quot;A&quot;)-(COLUMN() - 1)+26;26)" office:value-type="float" office:value="7">
            <text:p>7</text:p>
          </table:table-cell>
          <table:table-cell table:formula="of:=MOD(CODE([.K6])-CODE(&quot;A&quot;)-(COLUMN() - 1)+26;26)" office:value-type="float" office:value="17">
            <text:p>17</text:p>
          </table:table-cell>
          <table:table-cell table:formula="of:=MOD(CODE([.L6])-CODE(&quot;A&quot;)-(COLUMN() - 1)+26;26)" office:value-type="float" office:value="19">
            <text:p>19</text:p>
          </table:table-cell>
          <table:table-cell table:formula="of:=MOD(CODE([.M6])-CODE(&quot;A&quot;)-(COLUMN() - 1)+26;26)" office:value-type="float" office:value="1">
            <text:p>1</text:p>
          </table:table-cell>
          <table:table-cell table:formula="of:=MOD(CODE([.N6])-CODE(&quot;A&quot;)-(COLUMN() - 1)+26;26)" office:value-type="float" office:value="20">
            <text:p>20</text:p>
          </table:table-cell>
          <table:table-cell table:formula="of:=MOD(CODE([.O6])-CODE(&quot;A&quot;)-(COLUMN() - 1)+26;26)" office:value-type="float" office:value="11">
            <text:p>11</text:p>
          </table:table-cell>
          <table:table-cell table:formula="of:=MOD(CODE([.P6])-CODE(&quot;A&quot;)-(COLUMN() - 1)+26;26)" office:value-type="float" office:value="2">
            <text:p>2</text:p>
          </table:table-cell>
          <table:table-cell table:formula="of:=MOD(CODE([.Q6])-CODE(&quot;A&quot;)-(COLUMN() - 1)+26;26)" office:value-type="float" office:value="13">
            <text:p>13</text:p>
          </table:table-cell>
          <table:table-cell table:formula="of:=MOD(CODE([.R6])-CODE(&quot;A&quot;)-(COLUMN() - 1)+26;26)" office:value-type="float" office:value="19">
            <text:p>19</text:p>
          </table:table-cell>
          <table:table-cell table:formula="of:=MOD(CODE([.S6])-CODE(&quot;A&quot;)-(COLUMN() - 1)+26;26)" office:value-type="float" office:value="8">
            <text:p>8</text:p>
          </table:table-cell>
          <table:table-cell table:formula="of:=MOD(CODE([.T6])-CODE(&quot;A&quot;)-(COLUMN() - 1)+26;26)" office:value-type="float" office:value="25">
            <text:p>25</text:p>
          </table:table-cell>
          <table:table-cell table:formula="of:=MOD(CODE([.U6])-CODE(&quot;A&quot;)-(COLUMN() - 1)+26;26)" office:value-type="float" office:value="3">
            <text:p>3</text:p>
          </table:table-cell>
          <table:table-cell table:formula="of:=MOD(CODE([.V6])-CODE(&quot;A&quot;)-(COLUMN() - 1)+26;26)" office:value-type="float" office:value="16">
            <text:p>16</text:p>
          </table:table-cell>
          <table:table-cell table:formula="of:=MOD(CODE([.W6])-CODE(&quot;A&quot;)-(COLUMN() - 1)+26;26)" office:value-type="float" office:value="12">
            <text:p>12</text:p>
          </table:table-cell>
          <table:table-cell table:formula="of:=MOD(CODE([.X6])-CODE(&quot;A&quot;)-(COLUMN() - 1)+26;26)" office:value-type="float" office:value="5">
            <text:p>5</text:p>
          </table:table-cell>
          <table:table-cell table:formula="of:=MOD(CODE([.Y6])-CODE(&quot;A&quot;)-(COLUMN() - 1)+26;26)" office:value-type="float" office:value="21">
            <text:p>21</text:p>
          </table:table-cell>
          <table:table-cell table:formula="of:=MOD(CODE([.Z6])-CODE(&quot;A&quot;)-(COLUMN() - 1)+26;26)" office:value-type="float" office:value="23">
            <text:p>23</text:p>
          </table:table-cell>
          <table:table-cell table:formula="of:=[.AA6]" office:value-type="string" office:string-value="Enigma Walze VI">
            <text:p>Enigma Walze VI</text:p>
          </table:table-cell>
        </table:table-row>
        <table:table-row table:style-name="ro1">
          <table:table-cell table:formula="of:=MOD(CODE([.A7])-CODE(&quot;A&quot;)-(COLUMN() - 1)+26;26)" office:value-type="float" office:value="13">
            <text:p>13</text:p>
          </table:table-cell>
          <table:table-cell table:formula="of:=MOD(CODE([.B7])-CODE(&quot;A&quot;)-(COLUMN() - 1)+26;26)" office:value-type="float" office:value="24">
            <text:p>24</text:p>
          </table:table-cell>
          <table:table-cell table:formula="of:=MOD(CODE([.C7])-CODE(&quot;A&quot;)-(COLUMN() - 1)+26;26)" office:value-type="float" office:value="7">
            <text:p>7</text:p>
          </table:table-cell>
          <table:table-cell table:formula="of:=MOD(CODE([.D7])-CODE(&quot;A&quot;)-(COLUMN() - 1)+26;26)" office:value-type="float" office:value="4">
            <text:p>4</text:p>
          </table:table-cell>
          <table:table-cell table:formula="of:=MOD(CODE([.E7])-CODE(&quot;A&quot;)-(COLUMN() - 1)+26;26)" office:value-type="float" office:value="2">
            <text:p>2</text:p>
          </table:table-cell>
          <table:table-cell table:formula="of:=MOD(CODE([.F7])-CODE(&quot;A&quot;)-(COLUMN() - 1)+26;26)" office:value-type="float" office:value="12">
            <text:p>12</text:p>
          </table:table-cell>
          <table:table-cell table:formula="of:=MOD(CODE([.G7])-CODE(&quot;A&quot;)-(COLUMN() - 1)+26;26)" office:value-type="float" office:value="22">
            <text:p>22</text:p>
          </table:table-cell>
          <table:table-cell table:formula="of:=MOD(CODE([.H7])-CODE(&quot;A&quot;)-(COLUMN() - 1)+26;26)" office:value-type="float" office:value="16">
            <text:p>16</text:p>
          </table:table-cell>
          <table:table-cell table:formula="of:=MOD(CODE([.I7])-CODE(&quot;A&quot;)-(COLUMN() - 1)+26;26)" office:value-type="float" office:value="4">
            <text:p>4</text:p>
          </table:table-cell>
          <table:table-cell table:formula="of:=MOD(CODE([.J7])-CODE(&quot;A&quot;)-(COLUMN() - 1)+26;26)" office:value-type="float" office:value="15">
            <text:p>15</text:p>
          </table:table-cell>
          <table:table-cell table:formula="of:=MOD(CODE([.K7])-CODE(&quot;A&quot;)-(COLUMN() - 1)+26;26)" office:value-type="float" office:value="8">
            <text:p>8</text:p>
          </table:table-cell>
          <table:table-cell table:formula="of:=MOD(CODE([.L7])-CODE(&quot;A&quot;)-(COLUMN() - 1)+26;26)" office:value-type="float" office:value="11">
            <text:p>11</text:p>
          </table:table-cell>
          <table:table-cell table:formula="of:=MOD(CODE([.M7])-CODE(&quot;A&quot;)-(COLUMN() - 1)+26;26)" office:value-type="float" office:value="15">
            <text:p>15</text:p>
          </table:table-cell>
          <table:table-cell table:formula="of:=MOD(CODE([.N7])-CODE(&quot;A&quot;)-(COLUMN() - 1)+26;26)" office:value-type="float" office:value="1">
            <text:p>1</text:p>
          </table:table-cell>
          <table:table-cell table:formula="of:=MOD(CODE([.O7])-CODE(&quot;A&quot;)-(COLUMN() - 1)+26;26)" office:value-type="float" office:value="6">
            <text:p>6</text:p>
          </table:table-cell>
          <table:table-cell table:formula="of:=MOD(CODE([.P7])-CODE(&quot;A&quot;)-(COLUMN() - 1)+26;26)" office:value-type="float" office:value="16">
            <text:p>16</text:p>
          </table:table-cell>
          <table:table-cell table:formula="of:=MOD(CODE([.Q7])-CODE(&quot;A&quot;)-(COLUMN() - 1)+26;26)" office:value-type="float" office:value="10">
            <text:p>10</text:p>
          </table:table-cell>
          <table:table-cell table:formula="of:=MOD(CODE([.R7])-CODE(&quot;A&quot;)-(COLUMN() - 1)+26;26)" office:value-type="float" office:value="17">
            <text:p>17</text:p>
          </table:table-cell>
          <table:table-cell table:formula="of:=MOD(CODE([.S7])-CODE(&quot;A&quot;)-(COLUMN() - 1)+26;26)" office:value-type="float" office:value="3">
            <text:p>3</text:p>
          </table:table-cell>
          <table:table-cell table:formula="of:=MOD(CODE([.T7])-CODE(&quot;A&quot;)-(COLUMN() - 1)+26;26)" office:value-type="float" office:value="18">
            <text:p>18</text:p>
          </table:table-cell>
          <table:table-cell table:formula="of:=MOD(CODE([.U7])-CODE(&quot;A&quot;)-(COLUMN() - 1)+26;26)" office:value-type="float" office:value="21">
            <text:p>21</text:p>
          </table:table-cell>
          <table:table-cell table:formula="of:=MOD(CODE([.V7])-CODE(&quot;A&quot;)-(COLUMN() - 1)+26;26)" office:value-type="float" office:value="9">
            <text:p>9</text:p>
          </table:table-cell>
          <table:table-cell table:formula="of:=MOD(CODE([.W7])-CODE(&quot;A&quot;)-(COLUMN() - 1)+26;26)" office:value-type="float" office:value="14">
            <text:p>14</text:p>
          </table:table-cell>
          <table:table-cell table:formula="of:=MOD(CODE([.X7])-CODE(&quot;A&quot;)-(COLUMN() - 1)+26;26)" office:value-type="float" office:value="19">
            <text:p>19</text:p>
          </table:table-cell>
          <table:table-cell table:formula="of:=MOD(CODE([.Y7])-CODE(&quot;A&quot;)-(COLUMN() - 1)+26;26)" office:value-type="float" office:value="5">
            <text:p>5</text:p>
          </table:table-cell>
          <table:table-cell table:formula="of:=MOD(CODE([.Z7])-CODE(&quot;A&quot;)-(COLUMN() - 1)+26;26)" office:value-type="float" office:value="20">
            <text:p>20</text:p>
          </table:table-cell>
          <table:table-cell table:formula="of:=[.AA7]" office:value-type="string" office:string-value="Enigma Walze VII">
            <text:p>Enigma Walze VII</text:p>
          </table:table-cell>
        </table:table-row>
        <table:table-row table:style-name="ro1">
          <table:table-cell table:formula="of:=MOD(CODE([.A8])-CODE(&quot;A&quot;)-(COLUMN() - 1)+26;26)" office:value-type="float" office:value="5">
            <text:p>5</text:p>
          </table:table-cell>
          <table:table-cell table:formula="of:=MOD(CODE([.B8])-CODE(&quot;A&quot;)-(COLUMN() - 1)+26;26)" office:value-type="float" office:value="9">
            <text:p>9</text:p>
          </table:table-cell>
          <table:table-cell table:formula="of:=MOD(CODE([.C8])-CODE(&quot;A&quot;)-(COLUMN() - 1)+26;26)" office:value-type="float" office:value="14">
            <text:p>14</text:p>
          </table:table-cell>
          <table:table-cell table:formula="of:=MOD(CODE([.D8])-CODE(&quot;A&quot;)-(COLUMN() - 1)+26;26)" office:value-type="float" office:value="4">
            <text:p>4</text:p>
          </table:table-cell>
          <table:table-cell table:formula="of:=MOD(CODE([.E8])-CODE(&quot;A&quot;)-(COLUMN() - 1)+26;26)" office:value-type="float" office:value="15">
            <text:p>15</text:p>
          </table:table-cell>
          <table:table-cell table:formula="of:=MOD(CODE([.F8])-CODE(&quot;A&quot;)-(COLUMN() - 1)+26;26)" office:value-type="float" office:value="6">
            <text:p>6</text:p>
          </table:table-cell>
          <table:table-cell table:formula="of:=MOD(CODE([.G8])-CODE(&quot;A&quot;)-(COLUMN() - 1)+26;26)" office:value-type="float" office:value="17">
            <text:p>17</text:p>
          </table:table-cell>
          <table:table-cell table:formula="of:=MOD(CODE([.H8])-CODE(&quot;A&quot;)-(COLUMN() - 1)+26;26)" office:value-type="float" office:value="7">
            <text:p>7</text:p>
          </table:table-cell>
          <table:table-cell table:formula="of:=MOD(CODE([.I8])-CODE(&quot;A&quot;)-(COLUMN() - 1)+26;26)" office:value-type="float" office:value="20">
            <text:p>20</text:p>
          </table:table-cell>
          <table:table-cell table:formula="of:=MOD(CODE([.J8])-CODE(&quot;A&quot;)-(COLUMN() - 1)+26;26)" office:value-type="float" office:value="18">
            <text:p>18</text:p>
          </table:table-cell>
          <table:table-cell table:formula="of:=MOD(CODE([.K8])-CODE(&quot;A&quot;)-(COLUMN() - 1)+26;26)" office:value-type="float" office:value="25">
            <text:p>25</text:p>
          </table:table-cell>
          <table:table-cell table:formula="of:=MOD(CODE([.L8])-CODE(&quot;A&quot;)-(COLUMN() - 1)+26;26)" office:value-type="float" office:value="7">
            <text:p>7</text:p>
          </table:table-cell>
          <table:table-cell table:formula="of:=MOD(CODE([.M8])-CODE(&quot;A&quot;)-(COLUMN() - 1)+26;26)" office:value-type="float" office:value="3">
            <text:p>3</text:p>
          </table:table-cell>
          <table:table-cell table:formula="of:=MOD(CODE([.N8])-CODE(&quot;A&quot;)-(COLUMN() - 1)+26;26)" office:value-type="float" office:value="16">
            <text:p>16</text:p>
          </table:table-cell>
          <table:table-cell table:formula="of:=MOD(CODE([.O8])-CODE(&quot;A&quot;)-(COLUMN() - 1)+26;26)" office:value-type="float" office:value="11">
            <text:p>11</text:p>
          </table:table-cell>
          <table:table-cell table:formula="of:=MOD(CODE([.P8])-CODE(&quot;A&quot;)-(COLUMN() - 1)+26;26)" office:value-type="float" office:value="2">
            <text:p>2</text:p>
          </table:table-cell>
          <table:table-cell table:formula="of:=MOD(CODE([.Q8])-CODE(&quot;A&quot;)-(COLUMN() - 1)+26;26)" office:value-type="float" office:value="10">
            <text:p>10</text:p>
          </table:table-cell>
          <table:table-cell table:formula="of:=MOD(CODE([.R8])-CODE(&quot;A&quot;)-(COLUMN() - 1)+26;26)" office:value-type="float" office:value="21">
            <text:p>21</text:p>
          </table:table-cell>
          <table:table-cell table:formula="of:=MOD(CODE([.S8])-CODE(&quot;A&quot;)-(COLUMN() - 1)+26;26)" office:value-type="float" office:value="12">
            <text:p>12</text:p>
          </table:table-cell>
          <table:table-cell table:formula="of:=MOD(CODE([.T8])-CODE(&quot;A&quot;)-(COLUMN() - 1)+26;26)" office:value-type="float" office:value="3">
            <text:p>3</text:p>
          </table:table-cell>
          <table:table-cell table:formula="of:=MOD(CODE([.U8])-CODE(&quot;A&quot;)-(COLUMN() - 1)+26;26)" office:value-type="float" office:value="19">
            <text:p>19</text:p>
          </table:table-cell>
          <table:table-cell table:formula="of:=MOD(CODE([.V8])-CODE(&quot;A&quot;)-(COLUMN() - 1)+26;26)" office:value-type="float" office:value="13">
            <text:p>13</text:p>
          </table:table-cell>
          <table:table-cell table:formula="of:=MOD(CODE([.W8])-CODE(&quot;A&quot;)-(COLUMN() - 1)+26;26)" office:value-type="float" office:value="24">
            <text:p>24</text:p>
          </table:table-cell>
          <table:table-cell table:formula="of:=MOD(CODE([.X8])-CODE(&quot;A&quot;)-(COLUMN() - 1)+26;26)" office:value-type="float" office:value="1">
            <text:p>1</text:p>
          </table:table-cell>
          <table:table-cell table:formula="of:=MOD(CODE([.Y8])-CODE(&quot;A&quot;)-(COLUMN() - 1)+26;26)" office:value-type="float" office:value="8">
            <text:p>8</text:p>
          </table:table-cell>
          <table:table-cell table:formula="of:=MOD(CODE([.Z8])-CODE(&quot;A&quot;)-(COLUMN() - 1)+26;26)" office:value-type="float" office:value="22">
            <text:p>22</text:p>
          </table:table-cell>
          <table:table-cell table:formula="of:=[.AA8]" office:value-type="string" office:string-value="Enigma Walze VIII">
            <text:p>Enigma Walze VIII</text:p>
          </table:table-cell>
        </table:table-row>
        <table:table-row table:style-name="ro1">
          <table:table-cell table:formula="of:=MOD(CODE([.A9])-CODE(&quot;A&quot;)-(COLUMN() - 1)+26;26)" office:value-type="float" office:value="11">
            <text:p>11</text:p>
          </table:table-cell>
          <table:table-cell table:formula="of:=MOD(CODE([.B9])-CODE(&quot;A&quot;)-(COLUMN() - 1)+26;26)" office:value-type="float" office:value="3">
            <text:p>3</text:p>
          </table:table-cell>
          <table:table-cell table:formula="of:=MOD(CODE([.C9])-CODE(&quot;A&quot;)-(COLUMN() - 1)+26;26)" office:value-type="float" office:value="22">
            <text:p>22</text:p>
          </table:table-cell>
          <table:table-cell table:formula="of:=MOD(CODE([.D9])-CODE(&quot;A&quot;)-(COLUMN() - 1)+26;26)" office:value-type="float" office:value="6">
            <text:p>6</text:p>
          </table:table-cell>
          <table:table-cell table:formula="of:=MOD(CODE([.E9])-CODE(&quot;A&quot;)-(COLUMN() - 1)+26;26)" office:value-type="float" office:value="17">
            <text:p>17</text:p>
          </table:table-cell>
          <table:table-cell table:formula="of:=MOD(CODE([.F9])-CODE(&quot;A&quot;)-(COLUMN() - 1)+26;26)" office:value-type="float" office:value="23">
            <text:p>23</text:p>
          </table:table-cell>
          <table:table-cell table:formula="of:=MOD(CODE([.G9])-CODE(&quot;A&quot;)-(COLUMN() - 1)+26;26)" office:value-type="float" office:value="7">
            <text:p>7</text:p>
          </table:table-cell>
          <table:table-cell table:formula="of:=MOD(CODE([.H9])-CODE(&quot;A&quot;)-(COLUMN() - 1)+26;26)" office:value-type="float" office:value="1">
            <text:p>1</text:p>
          </table:table-cell>
          <table:table-cell table:formula="of:=MOD(CODE([.I9])-CODE(&quot;A&quot;)-(COLUMN() - 1)+26;26)" office:value-type="float" office:value="15">
            <text:p>15</text:p>
          </table:table-cell>
          <table:table-cell table:formula="of:=MOD(CODE([.J9])-CODE(&quot;A&quot;)-(COLUMN() - 1)+26;26)" office:value-type="float" office:value="13">
            <text:p>13</text:p>
          </table:table-cell>
          <table:table-cell table:formula="of:=MOD(CODE([.K9])-CODE(&quot;A&quot;)-(COLUMN() - 1)+26;26)" office:value-type="float" office:value="5">
            <text:p>5</text:p>
          </table:table-cell>
          <table:table-cell table:formula="of:=MOD(CODE([.L9])-CODE(&quot;A&quot;)-(COLUMN() - 1)+26;26)" office:value-type="float" office:value="16">
            <text:p>16</text:p>
          </table:table-cell>
          <table:table-cell table:formula="of:=MOD(CODE([.M9])-CODE(&quot;A&quot;)-(COLUMN() - 1)+26;26)" office:value-type="float" office:value="4">
            <text:p>4</text:p>
          </table:table-cell>
          <table:table-cell table:formula="of:=MOD(CODE([.N9])-CODE(&quot;A&quot;)-(COLUMN() - 1)+26;26)" office:value-type="float" office:value="25">
            <text:p>25</text:p>
          </table:table-cell>
          <table:table-cell table:formula="of:=MOD(CODE([.O9])-CODE(&quot;A&quot;)-(COLUMN() - 1)+26;26)" office:value-type="float" office:value="15">
            <text:p>15</text:p>
          </table:table-cell>
          <table:table-cell table:formula="of:=MOD(CODE([.P9])-CODE(&quot;A&quot;)-(COLUMN() - 1)+26;26)" office:value-type="float" office:value="2">
            <text:p>2</text:p>
          </table:table-cell>
          <table:table-cell table:formula="of:=MOD(CODE([.Q9])-CODE(&quot;A&quot;)-(COLUMN() - 1)+26;26)" office:value-type="float" office:value="3">
            <text:p>3</text:p>
          </table:table-cell>
          <table:table-cell table:formula="of:=MOD(CODE([.R9])-CODE(&quot;A&quot;)-(COLUMN() - 1)+26;26)" office:value-type="float" office:value="9">
            <text:p>9</text:p>
          </table:table-cell>
          <table:table-cell table:formula="of:=MOD(CODE([.S9])-CODE(&quot;A&quot;)-(COLUMN() - 1)+26;26)" office:value-type="float" office:value="18">
            <text:p>18</text:p>
          </table:table-cell>
          <table:table-cell table:formula="of:=MOD(CODE([.T9])-CODE(&quot;A&quot;)-(COLUMN() - 1)+26;26)" office:value-type="float" office:value="6">
            <text:p>6</text:p>
          </table:table-cell>
          <table:table-cell table:formula="of:=MOD(CODE([.U9])-CODE(&quot;A&quot;)-(COLUMN() - 1)+26;26)" office:value-type="float" office:value="12">
            <text:p>12</text:p>
          </table:table-cell>
          <table:table-cell table:formula="of:=MOD(CODE([.V9])-CODE(&quot;A&quot;)-(COLUMN() - 1)+26;26)" office:value-type="float" office:value="10">
            <text:p>10</text:p>
          </table:table-cell>
          <table:table-cell table:formula="of:=MOD(CODE([.W9])-CODE(&quot;A&quot;)-(COLUMN() - 1)+26;26)" office:value-type="float" office:value="24">
            <text:p>24</text:p>
          </table:table-cell>
          <table:table-cell table:formula="of:=MOD(CODE([.X9])-CODE(&quot;A&quot;)-(COLUMN() - 1)+26;26)" office:value-type="float" office:value="10">
            <text:p>10</text:p>
          </table:table-cell>
          <table:table-cell table:formula="of:=MOD(CODE([.Y9])-CODE(&quot;A&quot;)-(COLUMN() - 1)+26;26)" office:value-type="float" office:value="16">
            <text:p>16</text:p>
          </table:table-cell>
          <table:table-cell table:formula="of:=MOD(CODE([.Z9])-CODE(&quot;A&quot;)-(COLUMN() - 1)+26;26)" office:value-type="float" office:value="19">
            <text:p>19</text:p>
          </table:table-cell>
          <table:table-cell table:formula="of:=[.AA9]" office:value-type="string" office:string-value="Enigma Walze Beta">
            <text:p>Enigma Walze Beta</text:p>
          </table:table-cell>
        </table:table-row>
        <table:table-row table:style-name="ro1">
          <table:table-cell table:formula="of:=MOD(CODE([.A10])-CODE(&quot;A&quot;)-(COLUMN() - 1)+26;26)" office:value-type="float" office:value="5">
            <text:p>5</text:p>
          </table:table-cell>
          <table:table-cell table:formula="of:=MOD(CODE([.B10])-CODE(&quot;A&quot;)-(COLUMN() - 1)+26;26)" office:value-type="float" office:value="17">
            <text:p>17</text:p>
          </table:table-cell>
          <table:table-cell table:formula="of:=MOD(CODE([.C10])-CODE(&quot;A&quot;)-(COLUMN() - 1)+26;26)" office:value-type="float" office:value="12">
            <text:p>12</text:p>
          </table:table-cell>
          <table:table-cell table:formula="of:=MOD(CODE([.D10])-CODE(&quot;A&quot;)-(COLUMN() - 1)+26;26)" office:value-type="float" office:value="7">
            <text:p>7</text:p>
          </table:table-cell>
          <table:table-cell table:formula="of:=MOD(CODE([.E10])-CODE(&quot;A&quot;)-(COLUMN() - 1)+26;26)" office:value-type="float" office:value="22">
            <text:p>22</text:p>
          </table:table-cell>
          <table:table-cell table:formula="of:=MOD(CODE([.F10])-CODE(&quot;A&quot;)-(COLUMN() - 1)+26;26)" office:value-type="float" office:value="8">
            <text:p>8</text:p>
          </table:table-cell>
          <table:table-cell table:formula="of:=MOD(CODE([.G10])-CODE(&quot;A&quot;)-(COLUMN() - 1)+26;26)" office:value-type="float" office:value="14">
            <text:p>14</text:p>
          </table:table-cell>
          <table:table-cell table:formula="of:=MOD(CODE([.H10])-CODE(&quot;A&quot;)-(COLUMN() - 1)+26;26)" office:value-type="float" office:value="23">
            <text:p>23</text:p>
          </table:table-cell>
          <table:table-cell table:formula="of:=MOD(CODE([.I10])-CODE(&quot;A&quot;)-(COLUMN() - 1)+26;26)" office:value-type="float" office:value="9">
            <text:p>9</text:p>
          </table:table-cell>
          <table:table-cell table:formula="of:=MOD(CODE([.J10])-CODE(&quot;A&quot;)-(COLUMN() - 1)+26;26)" office:value-type="float" office:value="24">
            <text:p>24</text:p>
          </table:table-cell>
          <table:table-cell table:formula="of:=MOD(CODE([.K10])-CODE(&quot;A&quot;)-(COLUMN() - 1)+26;26)" office:value-type="float" office:value="2">
            <text:p>2</text:p>
          </table:table-cell>
          <table:table-cell table:formula="of:=MOD(CODE([.L10])-CODE(&quot;A&quot;)-(COLUMN() - 1)+26;26)" office:value-type="float" office:value="16">
            <text:p>16</text:p>
          </table:table-cell>
          <table:table-cell table:formula="of:=MOD(CODE([.M10])-CODE(&quot;A&quot;)-(COLUMN() - 1)+26;26)" office:value-type="float" office:value="7">
            <text:p>7</text:p>
          </table:table-cell>
          <table:table-cell table:formula="of:=MOD(CODE([.N10])-CODE(&quot;A&quot;)-(COLUMN() - 1)+26;26)" office:value-type="float" office:value="21">
            <text:p>21</text:p>
          </table:table-cell>
          <table:table-cell table:formula="of:=MOD(CODE([.O10])-CODE(&quot;A&quot;)-(COLUMN() - 1)+26;26)" office:value-type="float" office:value="10">
            <text:p>10</text:p>
          </table:table-cell>
          <table:table-cell table:formula="of:=MOD(CODE([.P10])-CODE(&quot;A&quot;)-(COLUMN() - 1)+26;26)" office:value-type="float" office:value="13">
            <text:p>13</text:p>
          </table:table-cell>
          <table:table-cell table:formula="of:=MOD(CODE([.Q10])-CODE(&quot;A&quot;)-(COLUMN() - 1)+26;26)" office:value-type="float" office:value="6">
            <text:p>6</text:p>
          </table:table-cell>
          <table:table-cell table:formula="of:=MOD(CODE([.R10])-CODE(&quot;A&quot;)-(COLUMN() - 1)+26;26)" office:value-type="float" office:value="20">
            <text:p>20</text:p>
          </table:table-cell>
          <table:table-cell table:formula="of:=MOD(CODE([.S10])-CODE(&quot;A&quot;)-(COLUMN() - 1)+26;26)" office:value-type="float" office:value="24">
            <text:p>24</text:p>
          </table:table-cell>
          <table:table-cell table:formula="of:=MOD(CODE([.T10])-CODE(&quot;A&quot;)-(COLUMN() - 1)+26;26)" office:value-type="float" office:value="22">
            <text:p>22</text:p>
          </table:table-cell>
          <table:table-cell table:formula="of:=MOD(CODE([.U10])-CODE(&quot;A&quot;)-(COLUMN() - 1)+26;26)" office:value-type="float" office:value="5">
            <text:p>5</text:p>
          </table:table-cell>
          <table:table-cell table:formula="of:=MOD(CODE([.V10])-CODE(&quot;A&quot;)-(COLUMN() - 1)+26;26)" office:value-type="float" office:value="2">
            <text:p>2</text:p>
          </table:table-cell>
          <table:table-cell table:formula="of:=MOD(CODE([.W10])-CODE(&quot;A&quot;)-(COLUMN() - 1)+26;26)" office:value-type="float" office:value="25">
            <text:p>25</text:p>
          </table:table-cell>
          <table:table-cell table:formula="of:=MOD(CODE([.X10])-CODE(&quot;A&quot;)-(COLUMN() - 1)+26;26)" office:value-type="float" office:value="9">
            <text:p>9</text:p>
          </table:table-cell>
          <table:table-cell table:formula="of:=MOD(CODE([.Y10])-CODE(&quot;A&quot;)-(COLUMN() - 1)+26;26)" office:value-type="float" office:value="11">
            <text:p>11</text:p>
          </table:table-cell>
          <table:table-cell table:formula="of:=MOD(CODE([.Z10])-CODE(&quot;A&quot;)-(COLUMN() - 1)+26;26)" office:value-type="float" office:value="4">
            <text:p>4</text:p>
          </table:table-cell>
          <table:table-cell table:formula="of:=[.AA10]" office:value-type="string" office:string-value="Enigma Walze Gamma">
            <text:p>Enigma Walze Gamma</text:p>
          </table:table-cell>
        </table:table-row>
        <table:table-row table:style-name="ro1">
          <table:table-cell table:formula="of:=MOD(CODE([.A11])-CODE(&quot;A&quot;)-(COLUMN() - 1)+26;26)" office:value-type="float" office:value="24">
            <text:p>24</text:p>
          </table:table-cell>
          <table:table-cell table:formula="of:=MOD(CODE([.B11])-CODE(&quot;A&quot;)-(COLUMN() - 1)+26;26)" office:value-type="float" office:value="16">
            <text:p>16</text:p>
          </table:table-cell>
          <table:table-cell table:formula="of:=MOD(CODE([.C11])-CODE(&quot;A&quot;)-(COLUMN() - 1)+26;26)" office:value-type="float" office:value="18">
            <text:p>18</text:p>
          </table:table-cell>
          <table:table-cell table:formula="of:=MOD(CODE([.D11])-CODE(&quot;A&quot;)-(COLUMN() - 1)+26;26)" office:value-type="float" office:value="4">
            <text:p>4</text:p>
          </table:table-cell>
          <table:table-cell table:formula="of:=MOD(CODE([.E11])-CODE(&quot;A&quot;)-(COLUMN() - 1)+26;26)" office:value-type="float" office:value="12">
            <text:p>12</text:p>
          </table:table-cell>
          <table:table-cell table:formula="of:=MOD(CODE([.F11])-CODE(&quot;A&quot;)-(COLUMN() - 1)+26;26)" office:value-type="float" office:value="13">
            <text:p>13</text:p>
          </table:table-cell>
          <table:table-cell table:formula="of:=MOD(CODE([.G11])-CODE(&quot;A&quot;)-(COLUMN() - 1)+26;26)" office:value-type="float" office:value="5">
            <text:p>5</text:p>
          </table:table-cell>
          <table:table-cell table:formula="of:=MOD(CODE([.H11])-CODE(&quot;A&quot;)-(COLUMN() - 1)+26;26)" office:value-type="float" office:value="22">
            <text:p>22</text:p>
          </table:table-cell>
          <table:table-cell table:formula="of:=MOD(CODE([.I11])-CODE(&quot;A&quot;)-(COLUMN() - 1)+26;26)" office:value-type="float" office:value="7">
            <text:p>7</text:p>
          </table:table-cell>
          <table:table-cell table:formula="of:=MOD(CODE([.J11])-CODE(&quot;A&quot;)-(COLUMN() - 1)+26;26)" office:value-type="float" office:value="14">
            <text:p>14</text:p>
          </table:table-cell>
          <table:table-cell table:formula="of:=MOD(CODE([.K11])-CODE(&quot;A&quot;)-(COLUMN() - 1)+26;26)" office:value-type="float" office:value="3">
            <text:p>3</text:p>
          </table:table-cell>
          <table:table-cell table:formula="of:=MOD(CODE([.L11])-CODE(&quot;A&quot;)-(COLUMN() - 1)+26;26)" office:value-type="float" office:value="21">
            <text:p>21</text:p>
          </table:table-cell>
          <table:table-cell table:formula="of:=MOD(CODE([.M11])-CODE(&quot;A&quot;)-(COLUMN() - 1)+26;26)" office:value-type="float" office:value="2">
            <text:p>2</text:p>
          </table:table-cell>
          <table:table-cell table:formula="of:=MOD(CODE([.N11])-CODE(&quot;A&quot;)-(COLUMN() - 1)+26;26)" office:value-type="float" office:value="23">
            <text:p>23</text:p>
          </table:table-cell>
          <table:table-cell table:formula="of:=MOD(CODE([.O11])-CODE(&quot;A&quot;)-(COLUMN() - 1)+26;26)" office:value-type="float" office:value="24">
            <text:p>24</text:p>
          </table:table-cell>
          <table:table-cell table:formula="of:=MOD(CODE([.P11])-CODE(&quot;A&quot;)-(COLUMN() - 1)+26;26)" office:value-type="float" office:value="19">
            <text:p>19</text:p>
          </table:table-cell>
          <table:table-cell table:formula="of:=MOD(CODE([.Q11])-CODE(&quot;A&quot;)-(COLUMN() - 1)+26;26)" office:value-type="float" office:value="14">
            <text:p>14</text:p>
          </table:table-cell>
          <table:table-cell table:formula="of:=MOD(CODE([.R11])-CODE(&quot;A&quot;)-(COLUMN() - 1)+26;26)" office:value-type="float" office:value="10">
            <text:p>10</text:p>
          </table:table-cell>
          <table:table-cell table:formula="of:=MOD(CODE([.S11])-CODE(&quot;A&quot;)-(COLUMN() - 1)+26;26)" office:value-type="float" office:value="13">
            <text:p>13</text:p>
          </table:table-cell>
          <table:table-cell table:formula="of:=MOD(CODE([.T11])-CODE(&quot;A&quot;)-(COLUMN() - 1)+26;26)" office:value-type="float" office:value="6">
            <text:p>6</text:p>
          </table:table-cell>
          <table:table-cell table:formula="of:=MOD(CODE([.U11])-CODE(&quot;A&quot;)-(COLUMN() - 1)+26;26)" office:value-type="float" office:value="8">
            <text:p>8</text:p>
          </table:table-cell>
          <table:table-cell table:formula="of:=MOD(CODE([.V11])-CODE(&quot;A&quot;)-(COLUMN() - 1)+26;26)" office:value-type="float" office:value="1">
            <text:p>1</text:p>
          </table:table-cell>
          <table:table-cell table:formula="of:=MOD(CODE([.W11])-CODE(&quot;A&quot;)-(COLUMN() - 1)+26;26)" office:value-type="float" office:value="25">
            <text:p>25</text:p>
          </table:table-cell>
          <table:table-cell table:formula="of:=MOD(CODE([.X11])-CODE(&quot;A&quot;)-(COLUMN() - 1)+26;26)" office:value-type="float" office:value="12">
            <text:p>12</text:p>
          </table:table-cell>
          <table:table-cell table:formula="of:=MOD(CODE([.Y11])-CODE(&quot;A&quot;)-(COLUMN() - 1)+26;26)" office:value-type="float" office:value="2">
            <text:p>2</text:p>
          </table:table-cell>
          <table:table-cell table:formula="of:=MOD(CODE([.Z11])-CODE(&quot;A&quot;)-(COLUMN() - 1)+26;26)" office:value-type="float" office:value="20">
            <text:p>20</text:p>
          </table:table-cell>
          <table:table-cell table:formula="of:=[.AA11]" office:value-type="string" office:string-value="Enigma UKW B">
            <text:p>Enigma UKW B</text:p>
          </table:table-cell>
        </table:table-row>
        <table:table-row table:style-name="ro1">
          <table:table-cell table:formula="of:=MOD(CODE([.A12])-CODE(&quot;A&quot;)-(COLUMN() - 1)+26;26)" office:value-type="float" office:value="5">
            <text:p>5</text:p>
          </table:table-cell>
          <table:table-cell table:formula="of:=MOD(CODE([.B12])-CODE(&quot;A&quot;)-(COLUMN() - 1)+26;26)" office:value-type="float" office:value="20">
            <text:p>20</text:p>
          </table:table-cell>
          <table:table-cell table:formula="of:=MOD(CODE([.C12])-CODE(&quot;A&quot;)-(COLUMN() - 1)+26;26)" office:value-type="float" office:value="13">
            <text:p>13</text:p>
          </table:table-cell>
          <table:table-cell table:formula="of:=MOD(CODE([.D12])-CODE(&quot;A&quot;)-(COLUMN() - 1)+26;26)" office:value-type="float" office:value="6">
            <text:p>6</text:p>
          </table:table-cell>
          <table:table-cell table:formula="of:=MOD(CODE([.E12])-CODE(&quot;A&quot;)-(COLUMN() - 1)+26;26)" office:value-type="float" office:value="4">
            <text:p>4</text:p>
          </table:table-cell>
          <table:table-cell table:formula="of:=MOD(CODE([.F12])-CODE(&quot;A&quot;)-(COLUMN() - 1)+26;26)" office:value-type="float" office:value="21">
            <text:p>21</text:p>
          </table:table-cell>
          <table:table-cell table:formula="of:=MOD(CODE([.G12])-CODE(&quot;A&quot;)-(COLUMN() - 1)+26;26)" office:value-type="float" office:value="8">
            <text:p>8</text:p>
          </table:table-cell>
          <table:table-cell table:formula="of:=MOD(CODE([.H12])-CODE(&quot;A&quot;)-(COLUMN() - 1)+26;26)" office:value-type="float" office:value="17">
            <text:p>17</text:p>
          </table:table-cell>
          <table:table-cell table:formula="of:=MOD(CODE([.I12])-CODE(&quot;A&quot;)-(COLUMN() - 1)+26;26)" office:value-type="float" office:value="22">
            <text:p>22</text:p>
          </table:table-cell>
          <table:table-cell table:formula="of:=MOD(CODE([.J12])-CODE(&quot;A&quot;)-(COLUMN() - 1)+26;26)" office:value-type="float" office:value="20">
            <text:p>20</text:p>
          </table:table-cell>
          <table:table-cell table:formula="of:=MOD(CODE([.K12])-CODE(&quot;A&quot;)-(COLUMN() - 1)+26;26)" office:value-type="float" office:value="7">
            <text:p>7</text:p>
          </table:table-cell>
          <table:table-cell table:formula="of:=MOD(CODE([.L12])-CODE(&quot;A&quot;)-(COLUMN() - 1)+26;26)" office:value-type="float" office:value="14">
            <text:p>14</text:p>
          </table:table-cell>
          <table:table-cell table:formula="of:=MOD(CODE([.M12])-CODE(&quot;A&quot;)-(COLUMN() - 1)+26;26)" office:value-type="float" office:value="11">
            <text:p>11</text:p>
          </table:table-cell>
          <table:table-cell table:formula="of:=MOD(CODE([.N12])-CODE(&quot;A&quot;)-(COLUMN() - 1)+26;26)" office:value-type="float" office:value="9">
            <text:p>9</text:p>
          </table:table-cell>
          <table:table-cell table:formula="of:=MOD(CODE([.O12])-CODE(&quot;A&quot;)-(COLUMN() - 1)+26;26)" office:value-type="float" office:value="18">
            <text:p>18</text:p>
          </table:table-cell>
          <table:table-cell table:formula="of:=MOD(CODE([.P12])-CODE(&quot;A&quot;)-(COLUMN() - 1)+26;26)" office:value-type="float" office:value="13">
            <text:p>13</text:p>
          </table:table-cell>
          <table:table-cell table:formula="of:=MOD(CODE([.Q12])-CODE(&quot;A&quot;)-(COLUMN() - 1)+26;26)" office:value-type="float" office:value="3">
            <text:p>3</text:p>
          </table:table-cell>
          <table:table-cell table:formula="of:=MOD(CODE([.R12])-CODE(&quot;A&quot;)-(COLUMN() - 1)+26;26)" office:value-type="float" office:value="19">
            <text:p>19</text:p>
          </table:table-cell>
          <table:table-cell table:formula="of:=MOD(CODE([.S12])-CODE(&quot;A&quot;)-(COLUMN() - 1)+26;26)" office:value-type="float" office:value="2">
            <text:p>2</text:p>
          </table:table-cell>
          <table:table-cell table:formula="of:=MOD(CODE([.T12])-CODE(&quot;A&quot;)-(COLUMN() - 1)+26;26)" office:value-type="float" office:value="23">
            <text:p>23</text:p>
          </table:table-cell>
          <table:table-cell table:formula="of:=MOD(CODE([.U12])-CODE(&quot;A&quot;)-(COLUMN() - 1)+26;26)" office:value-type="float" office:value="24">
            <text:p>24</text:p>
          </table:table-cell>
          <table:table-cell table:formula="of:=MOD(CODE([.V12])-CODE(&quot;A&quot;)-(COLUMN() - 1)+26;26)" office:value-type="float" office:value="6">
            <text:p>6</text:p>
          </table:table-cell>
          <table:table-cell table:formula="of:=MOD(CODE([.W12])-CODE(&quot;A&quot;)-(COLUMN() - 1)+26;26)" office:value-type="float" office:value="17">
            <text:p>17</text:p>
          </table:table-cell>
          <table:table-cell table:formula="of:=MOD(CODE([.X12])-CODE(&quot;A&quot;)-(COLUMN() - 1)+26;26)" office:value-type="float" office:value="15">
            <text:p>15</text:p>
          </table:table-cell>
          <table:table-cell table:formula="of:=MOD(CODE([.Y12])-CODE(&quot;A&quot;)-(COLUMN() - 1)+26;26)" office:value-type="float" office:value="9">
            <text:p>9</text:p>
          </table:table-cell>
          <table:table-cell table:formula="of:=MOD(CODE([.Z12])-CODE(&quot;A&quot;)-(COLUMN() - 1)+26;26)" office:value-type="float" office:value="12">
            <text:p>12</text:p>
          </table:table-cell>
          <table:table-cell table:formula="of:=[.AA12]" office:value-type="string" office:string-value="Enigma UKW C">
            <text:p>Enigma UKW C</text:p>
          </table:table-cell>
        </table:table-row>
        <table:table-row table:style-name="ro1">
          <table:table-cell table:formula="of:=MOD(CODE([.A13])-CODE(&quot;A&quot;)-(COLUMN() - 1)+26;26)" office:value-type="float" office:value="4">
            <text:p>4</text:p>
          </table:table-cell>
          <table:table-cell table:formula="of:=MOD(CODE([.B13])-CODE(&quot;A&quot;)-(COLUMN() - 1)+26;26)" office:value-type="float" office:value="12">
            <text:p>12</text:p>
          </table:table-cell>
          <table:table-cell table:formula="of:=MOD(CODE([.C13])-CODE(&quot;A&quot;)-(COLUMN() - 1)+26;26)" office:value-type="float" office:value="8">
            <text:p>8</text:p>
          </table:table-cell>
          <table:table-cell table:formula="of:=MOD(CODE([.D13])-CODE(&quot;A&quot;)-(COLUMN() - 1)+26;26)" office:value-type="float" office:value="13">
            <text:p>13</text:p>
          </table:table-cell>
          <table:table-cell table:formula="of:=MOD(CODE([.E13])-CODE(&quot;A&quot;)-(COLUMN() - 1)+26;26)" office:value-type="float" office:value="22">
            <text:p>22</text:p>
          </table:table-cell>
          <table:table-cell table:formula="of:=MOD(CODE([.F13])-CODE(&quot;A&quot;)-(COLUMN() - 1)+26;26)" office:value-type="float" office:value="15">
            <text:p>15</text:p>
          </table:table-cell>
          <table:table-cell table:formula="of:=MOD(CODE([.G13])-CODE(&quot;A&quot;)-(COLUMN() - 1)+26;26)" office:value-type="float" office:value="18">
            <text:p>18</text:p>
          </table:table-cell>
          <table:table-cell table:formula="of:=MOD(CODE([.H13])-CODE(&quot;A&quot;)-(COLUMN() - 1)+26;26)" office:value-type="float" office:value="15">
            <text:p>15</text:p>
          </table:table-cell>
          <table:table-cell table:formula="of:=MOD(CODE([.I13])-CODE(&quot;A&quot;)-(COLUMN() - 1)+26;26)" office:value-type="float" office:value="1">
            <text:p>1</text:p>
          </table:table-cell>
          <table:table-cell table:formula="of:=MOD(CODE([.J13])-CODE(&quot;A&quot;)-(COLUMN() - 1)+26;26)" office:value-type="float" office:value="25">
            <text:p>25</text:p>
          </table:table-cell>
          <table:table-cell table:formula="of:=MOD(CODE([.K13])-CODE(&quot;A&quot;)-(COLUMN() - 1)+26;26)" office:value-type="float" office:value="18">
            <text:p>18</text:p>
          </table:table-cell>
          <table:table-cell table:formula="of:=MOD(CODE([.L13])-CODE(&quot;A&quot;)-(COLUMN() - 1)+26;26)" office:value-type="float" office:value="3">
            <text:p>3</text:p>
          </table:table-cell>
          <table:table-cell table:formula="of:=MOD(CODE([.M13])-CODE(&quot;A&quot;)-(COLUMN() - 1)+26;26)" office:value-type="float" office:value="3">
            <text:p>3</text:p>
          </table:table-cell>
          <table:table-cell table:formula="of:=MOD(CODE([.N13])-CODE(&quot;A&quot;)-(COLUMN() - 1)+26;26)" office:value-type="float" office:value="14">
            <text:p>14</text:p>
          </table:table-cell>
          <table:table-cell table:formula="of:=MOD(CODE([.O13])-CODE(&quot;A&quot;)-(COLUMN() - 1)+26;26)" office:value-type="float" office:value="23">
            <text:p>23</text:p>
          </table:table-cell>
          <table:table-cell table:formula="of:=MOD(CODE([.P13])-CODE(&quot;A&quot;)-(COLUMN() - 1)+26;26)" office:value-type="float" office:value="23">
            <text:p>23</text:p>
          </table:table-cell>
          <table:table-cell table:formula="of:=MOD(CODE([.Q13])-CODE(&quot;A&quot;)-(COLUMN() - 1)+26;26)" office:value-type="float" office:value="13">
            <text:p>13</text:p>
          </table:table-cell>
          <table:table-cell table:formula="of:=MOD(CODE([.R13])-CODE(&quot;A&quot;)-(COLUMN() - 1)+26;26)" office:value-type="float" office:value="6">
            <text:p>6</text:p>
          </table:table-cell>
          <table:table-cell table:formula="of:=MOD(CODE([.S13])-CODE(&quot;A&quot;)-(COLUMN() - 1)+26;26)" office:value-type="float" office:value="7">
            <text:p>7</text:p>
          </table:table-cell>
          <table:table-cell table:formula="of:=MOD(CODE([.T13])-CODE(&quot;A&quot;)-(COLUMN() - 1)+26;26)" office:value-type="float" office:value="2">
            <text:p>2</text:p>
          </table:table-cell>
          <table:table-cell table:formula="of:=MOD(CODE([.U13])-CODE(&quot;A&quot;)-(COLUMN() - 1)+26;26)" office:value-type="float" office:value="11">
            <text:p>11</text:p>
          </table:table-cell>
          <table:table-cell table:formula="of:=MOD(CODE([.V13])-CODE(&quot;A&quot;)-(COLUMN() - 1)+26;26)" office:value-type="float" office:value="24">
            <text:p>24</text:p>
          </table:table-cell>
          <table:table-cell table:formula="of:=MOD(CODE([.W13])-CODE(&quot;A&quot;)-(COLUMN() - 1)+26;26)" office:value-type="float" office:value="11">
            <text:p>11</text:p>
          </table:table-cell>
          <table:table-cell table:formula="of:=MOD(CODE([.X13])-CODE(&quot;A&quot;)-(COLUMN() - 1)+26;26)" office:value-type="float" office:value="20">
            <text:p>20</text:p>
          </table:table-cell>
          <table:table-cell table:formula="of:=MOD(CODE([.Y13])-CODE(&quot;A&quot;)-(COLUMN() - 1)+26;26)" office:value-type="float" office:value="8">
            <text:p>8</text:p>
          </table:table-cell>
          <table:table-cell table:formula="of:=MOD(CODE([.Z13])-CODE(&quot;A&quot;)-(COLUMN() - 1)+26;26)" office:value-type="float" office:value="19">
            <text:p>19</text:p>
          </table:table-cell>
          <table:table-cell table:formula="of:=[.AA13]" office:value-type="string" office:string-value="Enigma UKW B small">
            <text:p>Enigma UKW B small</text:p>
          </table:table-cell>
        </table:table-row>
        <table:table-row table:style-name="ro1">
          <table:table-cell table:formula="of:=MOD(CODE([.A14])-CODE(&quot;A&quot;)-(COLUMN() - 1)+26;26)" office:value-type="float" office:value="17">
            <text:p>17</text:p>
          </table:table-cell>
          <table:table-cell table:formula="of:=MOD(CODE([.B14])-CODE(&quot;A&quot;)-(COLUMN() - 1)+26;26)" office:value-type="float" office:value="2">
            <text:p>2</text:p>
          </table:table-cell>
          <table:table-cell table:formula="of:=MOD(CODE([.C14])-CODE(&quot;A&quot;)-(COLUMN() - 1)+26;26)" office:value-type="float" office:value="12">
            <text:p>12</text:p>
          </table:table-cell>
          <table:table-cell table:formula="of:=MOD(CODE([.D14])-CODE(&quot;A&quot;)-(COLUMN() - 1)+26;26)" office:value-type="float" office:value="24">
            <text:p>24</text:p>
          </table:table-cell>
          <table:table-cell table:formula="of:=MOD(CODE([.E14])-CODE(&quot;A&quot;)-(COLUMN() - 1)+26;26)" office:value-type="float" office:value="5">
            <text:p>5</text:p>
          </table:table-cell>
          <table:table-cell table:formula="of:=MOD(CODE([.F14])-CODE(&quot;A&quot;)-(COLUMN() - 1)+26;26)" office:value-type="float" office:value="8">
            <text:p>8</text:p>
          </table:table-cell>
          <table:table-cell table:formula="of:=MOD(CODE([.G14])-CODE(&quot;A&quot;)-(COLUMN() - 1)+26;26)" office:value-type="float" office:value="13">
            <text:p>13</text:p>
          </table:table-cell>
          <table:table-cell table:formula="of:=MOD(CODE([.H14])-CODE(&quot;A&quot;)-(COLUMN() - 1)+26;26)" office:value-type="float" office:value="3">
            <text:p>3</text:p>
          </table:table-cell>
          <table:table-cell table:formula="of:=MOD(CODE([.I14])-CODE(&quot;A&quot;)-(COLUMN() - 1)+26;26)" office:value-type="float" office:value="13">
            <text:p>13</text:p>
          </table:table-cell>
          <table:table-cell table:formula="of:=MOD(CODE([.J14])-CODE(&quot;A&quot;)-(COLUMN() - 1)+26;26)" office:value-type="float" office:value="21">
            <text:p>21</text:p>
          </table:table-cell>
          <table:table-cell table:formula="of:=MOD(CODE([.K14])-CODE(&quot;A&quot;)-(COLUMN() - 1)+26;26)" office:value-type="float" office:value="23">
            <text:p>23</text:p>
          </table:table-cell>
          <table:table-cell table:formula="of:=MOD(CODE([.L14])-CODE(&quot;A&quot;)-(COLUMN() - 1)+26;26)" office:value-type="float" office:value="1">
            <text:p>1</text:p>
          </table:table-cell>
          <table:table-cell table:formula="of:=MOD(CODE([.M14])-CODE(&quot;A&quot;)-(COLUMN() - 1)+26;26)" office:value-type="float" office:value="25">
            <text:p>25</text:p>
          </table:table-cell>
          <table:table-cell table:formula="of:=MOD(CODE([.N14])-CODE(&quot;A&quot;)-(COLUMN() - 1)+26;26)" office:value-type="float" office:value="18">
            <text:p>18</text:p>
          </table:table-cell>
          <table:table-cell table:formula="of:=MOD(CODE([.O14])-CODE(&quot;A&quot;)-(COLUMN() - 1)+26;26)" office:value-type="float" office:value="14">
            <text:p>14</text:p>
          </table:table-cell>
          <table:table-cell table:formula="of:=MOD(CODE([.P14])-CODE(&quot;A&quot;)-(COLUMN() - 1)+26;26)" office:value-type="float" office:value="7">
            <text:p>7</text:p>
          </table:table-cell>
          <table:table-cell table:formula="of:=MOD(CODE([.Q14])-CODE(&quot;A&quot;)-(COLUMN() - 1)+26;26)" office:value-type="float" office:value="9">
            <text:p>9</text:p>
          </table:table-cell>
          <table:table-cell table:formula="of:=MOD(CODE([.R14])-CODE(&quot;A&quot;)-(COLUMN() - 1)+26;26)" office:value-type="float" office:value="9">
            <text:p>9</text:p>
          </table:table-cell>
          <table:table-cell table:formula="of:=MOD(CODE([.S14])-CODE(&quot;A&quot;)-(COLUMN() - 1)+26;26)" office:value-type="float" office:value="5">
            <text:p>5</text:p>
          </table:table-cell>
          <table:table-cell table:formula="of:=MOD(CODE([.T14])-CODE(&quot;A&quot;)-(COLUMN() - 1)+26;26)" office:value-type="float" office:value="13">
            <text:p>13</text:p>
          </table:table-cell>
          <table:table-cell table:formula="of:=MOD(CODE([.U14])-CODE(&quot;A&quot;)-(COLUMN() - 1)+26;26)" office:value-type="float" office:value="4">
            <text:p>4</text:p>
          </table:table-cell>
          <table:table-cell table:formula="of:=MOD(CODE([.V14])-CODE(&quot;A&quot;)-(COLUMN() - 1)+26;26)" office:value-type="float" office:value="13">
            <text:p>13</text:p>
          </table:table-cell>
          <table:table-cell table:formula="of:=MOD(CODE([.W14])-CODE(&quot;A&quot;)-(COLUMN() - 1)+26;26)" office:value-type="float" office:value="19">
            <text:p>19</text:p>
          </table:table-cell>
          <table:table-cell table:formula="of:=MOD(CODE([.X14])-CODE(&quot;A&quot;)-(COLUMN() - 1)+26;26)" office:value-type="float" office:value="21">
            <text:p>21</text:p>
          </table:table-cell>
          <table:table-cell table:formula="of:=MOD(CODE([.Y14])-CODE(&quot;A&quot;)-(COLUMN() - 1)+26;26)" office:value-type="float" office:value="22">
            <text:p>22</text:p>
          </table:table-cell>
          <table:table-cell table:formula="of:=MOD(CODE([.Z14])-CODE(&quot;A&quot;)-(COLUMN() - 1)+26;26)" office:value-type="float" office:value="17">
            <text:p>17</text:p>
          </table:table-cell>
          <table:table-cell table:formula="of:=[.AA14]" office:value-type="string" office:string-value="Enigma UKW C small">
            <text:p>Enigma UKW C 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>'</number:text>
      <number:text-content/>
      <number:text>'</number:text>
    </number:text-style>
    <number:text-style style:name="N122">
      <number:text>'</number:text>
      <number:text-content/>
      <number:text>',</number:text>
    </number:text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8:21:51</meta:creation-date>
    <dc:date>2012-05-24T21:54:17</dc:date>
    <meta:editing-duration>PT6M26S</meta:editing-duration>
    <meta:editing-cycles>6</meta:editing-cycles>
    <meta:generator>LibreOffice/3.5$Linux_X86_64 LibreOffice_project/350m1$Build-2</meta:generator>
    <dc:creator>Robbe </dc:creator>
    <meta:document-statistic meta:table-count="1" meta:cell-count="756" meta:object-count="0"/>
  </office:meta>
</office:document-meta>
</file>